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8.22">
            <text:p>8.2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.0799938708801">
            <text:p>9.0800</text:p>
          </table:table-cell>
          <table:table-cell table:style-name="ce7" office:value-type="float" office:value="13.91">
            <text:p>13.91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5.3652937644699">
            <text:p>15.3653</text:p>
          </table:table-cell>
          <table:table-cell table:style-name="ce7" office:value-type="float" office:value="13.94">
            <text:p>13.9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3984324282322">
            <text:p>15.3984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8.22">
            <text:p>8.2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99009294146545">
            <text:p>8.9901</text:p>
          </table:table-cell>
          <table:table-cell table:style-name="ce8" table:formula="of:=[.V2]" office:value-type="float" office:value="13.91">
            <text:p>13.91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5.2131621430395">
            <text:p>15.2132</text:p>
          </table:table-cell>
          <table:table-cell table:style-name="ce8" table:formula="of:=[.Y2]" office:value-type="float" office:value="13.94">
            <text:p>13.9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24597270122">
            <text:p>15.246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8.22">
            <text:p>8.2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90108212026282">
            <text:p>8.9011</text:p>
          </table:table-cell>
          <table:table-cell table:style-name="ce8" table:formula="of:=[.V3]" office:value-type="float" office:value="13.91">
            <text:p>13.91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5.0625367752866">
            <text:p>15.0625</text:p>
          </table:table-cell>
          <table:table-cell table:style-name="ce8" table:formula="of:=[.Y3]" office:value-type="float" office:value="13.94">
            <text:p>13.9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5.0950224764554">
            <text:p>15.0950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8.22">
            <text:p>8.2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81295259431962">
            <text:p>8.8130</text:p>
          </table:table-cell>
          <table:table-cell table:style-name="ce8" table:formula="of:=[.V4]" office:value-type="float" office:value="13.91">
            <text:p>13.91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4.9134027478085">
            <text:p>14.9134</text:p>
          </table:table-cell>
          <table:table-cell table:style-name="ce8" table:formula="of:=[.Y4]" office:value-type="float" office:value="13.94">
            <text:p>13.9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9455668083717">
            <text:p>14.9456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8.22">
            <text:p>8.2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72569563794022">
            <text:p>8.7257</text:p>
          </table:table-cell>
          <table:table-cell table:style-name="ce8" table:formula="of:=[.V5]" office:value-type="float" office:value="13.91">
            <text:p>13.91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4.7657452948599">
            <text:p>14.7657</text:p>
          </table:table-cell>
          <table:table-cell table:style-name="ce8" table:formula="of:=[.Y5]" office:value-type="float" office:value="13.94">
            <text:p>13.9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7975908993779">
            <text:p>14.7976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8.22">
            <text:p>8.2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639302611822">
            <text:p>8.6393</text:p>
          </table:table-cell>
          <table:table-cell table:style-name="ce8" table:formula="of:=[.V6]" office:value-type="float" office:value="13.91">
            <text:p>13.91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4.619549796891">
            <text:p>14.6195</text:p>
          </table:table-cell>
          <table:table-cell table:style-name="ce8" table:formula="of:=[.Y6]" office:value-type="float" office:value="13.94">
            <text:p>13.9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651080098394">
            <text:p>14.651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8.22">
            <text:p>8.2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5537649622">
            <text:p>8.5538</text:p>
          </table:table-cell>
          <table:table-cell table:style-name="ce8" table:formula="of:=[.V7]" office:value-type="float" office:value="13.91">
            <text:p>13.91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4.4748017791">
            <text:p>14.4748</text:p>
          </table:table-cell>
          <table:table-cell table:style-name="ce8" table:formula="of:=[.Y7]" office:value-type="float" office:value="13.94">
            <text:p>13.9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5060198994">
            <text:p>14.5060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8.22">
            <text:p>8.2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.46907422">
            <text:p>8.4691</text:p>
          </table:table-cell>
          <table:table-cell table:style-name="ce8" table:formula="of:=[.V8]" office:value-type="float" office:value="13.91">
            <text:p>13.91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4.33148691">
            <text:p>14.3315</text:p>
          </table:table-cell>
          <table:table-cell table:style-name="ce8" table:formula="of:=[.Y8]" office:value-type="float" office:value="13.94">
            <text:p>13.9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36239594">
            <text:p>14.362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8.22">
            <text:p>8.2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.385222">
            <text:p>8.3852</text:p>
          </table:table-cell>
          <table:table-cell table:style-name="ce8" table:formula="of:=[.V9]" office:value-type="float" office:value="13.91">
            <text:p>13.91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4.189591">
            <text:p>14.1896</text:p>
          </table:table-cell>
          <table:table-cell table:style-name="ce8" table:formula="of:=[.Y9]" office:value-type="float" office:value="13.94">
            <text:p>13.9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220194">
            <text:p>14.220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8.22">
            <text:p>8.2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.3022">
            <text:p>8.3022</text:p>
          </table:table-cell>
          <table:table-cell table:style-name="ce8" table:formula="of:=[.V10]" office:value-type="float" office:value="13.91">
            <text:p>13.91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4.0491">
            <text:p>14.0491</text:p>
          </table:table-cell>
          <table:table-cell table:style-name="ce8" table:formula="of:=[.Y10]" office:value-type="float" office:value="13.94">
            <text:p>13.9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4.0794">
            <text:p>14.079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8.22">
            <text:p>8.2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.22">
            <text:p>8.2200</text:p>
          </table:table-cell>
          <table:table-cell table:style-name="ce8" table:formula="of:=[.V11]" office:value-type="float" office:value="13.91">
            <text:p>13.91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3.91">
            <text:p>13.9100</text:p>
          </table:table-cell>
          <table:table-cell table:style-name="ce8" table:formula="of:=[.Y11]" office:value-type="float" office:value="13.94">
            <text:p>13.9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94">
            <text:p>13.9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8.22">
            <text:p>8.2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.13861386138614">
            <text:p>8.1386</text:p>
          </table:table-cell>
          <table:table-cell table:style-name="ce8" table:formula="of:=[.V12]" office:value-type="float" office:value="13.91">
            <text:p>13.91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13.7722772277228">
            <text:p>13.7723</text:p>
          </table:table-cell>
          <table:table-cell table:style-name="ce8" table:formula="of:=[.Y12]" office:value-type="float" office:value="13.94">
            <text:p>13.9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3.8019801980198">
            <text:p>13.802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8.22">
            <text:p>8.2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.05803352612489">
            <text:p>8.0580</text:p>
          </table:table-cell>
          <table:table-cell table:style-name="ce8" table:formula="of:=[.V13]" office:value-type="float" office:value="13.91">
            <text:p>13.91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13.6359180472503">
            <text:p>13.6359</text:p>
          </table:table-cell>
          <table:table-cell table:style-name="ce8" table:formula="of:=[.Y13]" office:value-type="float" office:value="13.94">
            <text:p>13.9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3.6653269287325">
            <text:p>13.665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8.22">
            <text:p>8.2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97825101596524">
            <text:p>7.9783</text:p>
          </table:table-cell>
          <table:table-cell table:style-name="ce8" table:formula="of:=[.V14]" office:value-type="float" office:value="13.91">
            <text:p>13.91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3.5009089576735">
            <text:p>13.5009</text:p>
          </table:table-cell>
          <table:table-cell table:style-name="ce8" table:formula="of:=[.Y14]" office:value-type="float" office:value="13.94">
            <text:p>13.9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5300266621114">
            <text:p>13.530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8.22">
            <text:p>8.2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89925843164875">
            <text:p>7.8993</text:p>
          </table:table-cell>
          <table:table-cell table:style-name="ce8" table:formula="of:=[.V15]" office:value-type="float" office:value="13.91">
            <text:p>13.91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3.367236591756">
            <text:p>13.3672</text:p>
          </table:table-cell>
          <table:table-cell table:style-name="ce8" table:formula="of:=[.Y15]" office:value-type="float" office:value="13.94">
            <text:p>13.9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3960660020905">
            <text:p>13.396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8.22">
            <text:p>8.2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82104795212748">
            <text:p>7.8210</text:p>
          </table:table-cell>
          <table:table-cell table:style-name="ce8" table:formula="of:=[.V16]" office:value-type="float" office:value="13.91">
            <text:p>13.91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3.2348877146099">
            <text:p>13.2349</text:p>
          </table:table-cell>
          <table:table-cell table:style-name="ce8" table:formula="of:=[.Y16]" office:value-type="float" office:value="13.94">
            <text:p>13.9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2634316852381">
            <text:p>13.2634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8.22">
            <text:p>8.2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74361183378958">
            <text:p>7.7436</text:p>
          </table:table-cell>
          <table:table-cell table:style-name="ce8" table:formula="of:=[.V17]" office:value-type="float" office:value="13.91">
            <text:p>13.91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3.103849222386">
            <text:p>13.1038</text:p>
          </table:table-cell>
          <table:table-cell table:style-name="ce8" table:formula="of:=[.Y17]" office:value-type="float" office:value="13.94">
            <text:p>13.9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1321105794436">
            <text:p>13.1321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8.22">
            <text:p>8.2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66694240969265">
            <text:p>7.6669</text:p>
          </table:table-cell>
          <table:table-cell table:style-name="ce8" table:formula="of:=[.V18]" office:value-type="float" office:value="13.91">
            <text:p>13.91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2.9741081409763">
            <text:p>12.9741</text:p>
          </table:table-cell>
          <table:table-cell table:style-name="ce8" table:formula="of:=[.Y18]" office:value-type="float" office:value="13.94">
            <text:p>13.9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3.0020896826175">
            <text:p>13.002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8.22">
            <text:p>8.2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59103208880461">
            <text:p>7.5910</text:p>
          </table:table-cell>
          <table:table-cell table:style-name="ce8" table:formula="of:=[.V19]" office:value-type="float" office:value="13.91">
            <text:p>13.91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2.845651624729">
            <text:p>12.8457</text:p>
          </table:table-cell>
          <table:table-cell table:style-name="ce8" table:formula="of:=[.Y19]" office:value-type="float" office:value="13.94">
            <text:p>13.9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8733561214034">
            <text:p>12.873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8.22">
            <text:p>8.2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51587335525209">
            <text:p>7.5159</text:p>
          </table:table-cell>
          <table:table-cell table:style-name="ce8" table:formula="of:=[.V20]" office:value-type="float" office:value="13.91">
            <text:p>13.91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2.7184669551772">
            <text:p>12.7185</text:p>
          </table:table-cell>
          <table:table-cell table:style-name="ce8" table:formula="of:=[.Y20]" office:value-type="float" office:value="13.94">
            <text:p>13.9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7458971499044">
            <text:p>12.7459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8.22">
            <text:p>8.2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.44145876757632">
            <text:p>7.4415</text:p>
          </table:table-cell>
          <table:table-cell table:style-name="ce8" table:formula="of:=[.V21]" office:value-type="float" office:value="13.91">
            <text:p>13.91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2.5925415397794">
            <text:p>12.5925</text:p>
          </table:table-cell>
          <table:table-cell table:style-name="ce8" table:formula="of:=[.Y21]" office:value-type="float" office:value="13.94">
            <text:p>13.9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6197001484202">
            <text:p>12.619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9">
            <text:p>0.9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8142506077757">
            <text:p>1.0814</text:p>
          </table:table-cell>
          <table:table-cell table:style-name="ce7" office:value-type="float" office:value="0.993">
            <text:p>0.99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09688977053333">
            <text:p>1.096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9">
            <text:p>0.9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7071788195799">
            <text:p>1.0707</text:p>
          </table:table-cell>
          <table:table-cell table:style-name="ce8" table:formula="of:=[.Y25]" office:value-type="float" office:value="0.993">
            <text:p>0.99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8602947577557">
            <text:p>1.0860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9">
            <text:p>0.9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6011671480989">
            <text:p>1.0601</text:p>
          </table:table-cell>
          <table:table-cell table:style-name="ce8" table:formula="of:=[.Y26]" office:value-type="float" office:value="0.993">
            <text:p>0.99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7527670868868">
            <text:p>1.075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9">
            <text:p>0.9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962050971276">
            <text:p>1.0496</text:p>
          </table:table-cell>
          <table:table-cell table:style-name="ce8" table:formula="of:=[.Y27]" office:value-type="float" office:value="0.993">
            <text:p>0.99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6463040464226">
            <text:p>1.064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9">
            <text:p>0.9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922822743838">
            <text:p>1.0392</text:p>
          </table:table-cell>
          <table:table-cell table:style-name="ce8" table:formula="of:=[.Y28]" office:value-type="float" office:value="0.993">
            <text:p>0.99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5408950954679">
            <text:p>1.0541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9">
            <text:p>0.9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89388390479">
            <text:p>1.0289</text:p>
          </table:table-cell>
          <table:table-cell table:style-name="ce8" table:formula="of:=[.Y29]" office:value-type="float" office:value="0.993">
            <text:p>0.99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436529797493">
            <text:p>1.043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9">
            <text:p>0.9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875132579">
            <text:p>1.0188</text:p>
          </table:table-cell>
          <table:table-cell table:style-name="ce8" table:formula="of:=[.Y30]" office:value-type="float" office:value="0.993">
            <text:p>0.99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3331978193">
            <text:p>1.033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9">
            <text:p>0.9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8664679">
            <text:p>1.0087</text:p>
          </table:table-cell>
          <table:table-cell table:style-name="ce8" table:formula="of:=[.Y31]" office:value-type="float" office:value="0.993">
            <text:p>0.99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23088893">
            <text:p>1.023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9">
            <text:p>0.9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86779">
            <text:p>0.9987</text:p>
          </table:table-cell>
          <table:table-cell table:style-name="ce8" table:formula="of:=[.Y32]" office:value-type="float" office:value="0.993">
            <text:p>0.99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129593">
            <text:p>1.0130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9">
            <text:p>0.9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879">
            <text:p>0.9888</text:p>
          </table:table-cell>
          <table:table-cell table:style-name="ce8" table:formula="of:=[.Y33]" office:value-type="float" office:value="0.993">
            <text:p>0.99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0293">
            <text:p>1.002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9">
            <text:p>0.9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9">
            <text:p>0.9790</text:p>
          </table:table-cell>
          <table:table-cell table:style-name="ce8" table:formula="of:=[.Y34]" office:value-type="float" office:value="0.993">
            <text:p>0.99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0.993">
            <text:p>0.99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9">
            <text:p>0.979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9306930693069">
            <text:p>0.9693</text:p>
          </table:table-cell>
          <table:table-cell table:style-name="ce8" table:formula="of:=[.Y35]" office:value-type="float" office:value="0.993">
            <text:p>0.993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0.983168316831683">
            <text:p>0.9832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9">
            <text:p>0.979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9709832369376">
            <text:p>0.9597</text:p>
          </table:table-cell>
          <table:table-cell table:style-name="ce8" table:formula="of:=[.Y36]" office:value-type="float" office:value="0.993">
            <text:p>0.993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0.973433977061072">
            <text:p>0.9734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9">
            <text:p>0.9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50207754821164">
            <text:p>0.9502</text:p>
          </table:table-cell>
          <table:table-cell table:style-name="ce8" table:formula="of:=[.Y37]" office:value-type="float" office:value="0.993">
            <text:p>0.99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63796016892151">
            <text:p>0.963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9">
            <text:p>0.9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40799757248677">
            <text:p>0.9408</text:p>
          </table:table-cell>
          <table:table-cell table:style-name="ce8" table:formula="of:=[.Y38]" office:value-type="float" office:value="0.993">
            <text:p>0.99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54253482071437">
            <text:p>0.954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9">
            <text:p>0.9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31484908167007">
            <text:p>0.9315</text:p>
          </table:table-cell>
          <table:table-cell table:style-name="ce8" table:formula="of:=[.Y39]" office:value-type="float" office:value="0.993">
            <text:p>0.99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44805427793501">
            <text:p>0.94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9">
            <text:p>0.9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22262285313868">
            <text:p>0.9223</text:p>
          </table:table-cell>
          <table:table-cell table:style-name="ce8" table:formula="of:=[.Y40]" office:value-type="float" office:value="0.993">
            <text:p>0.99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35450918607427">
            <text:p>0.935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9">
            <text:p>0.9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13130975558286">
            <text:p>0.9131</text:p>
          </table:table-cell>
          <table:table-cell table:style-name="ce8" table:formula="of:=[.Y41]" office:value-type="float" office:value="0.993">
            <text:p>0.99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26189028324185">
            <text:p>0.926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9">
            <text:p>0.9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04090074810184">
            <text:p>0.9041</text:p>
          </table:table-cell>
          <table:table-cell table:style-name="ce8" table:formula="of:=[.Y42]" office:value-type="float" office:value="0.993">
            <text:p>0.99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17018839924936">
            <text:p>0.9170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9">
            <text:p>0.9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95138687930875">
            <text:p>0.8951</text:p>
          </table:table-cell>
          <table:table-cell table:style-name="ce8" table:formula="of:=[.Y43]" office:value-type="float" office:value="0.993">
            <text:p>0.99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07939445470234">
            <text:p>0.907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9">
            <text:p>0.9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6275928644431">
            <text:p>0.8863</text:p>
          </table:table-cell>
          <table:table-cell table:style-name="ce8" table:formula="of:=[.Y44]" office:value-type="float" office:value="0.993">
            <text:p>0.99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898949946010132">
            <text:p>0.898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2015／09／29</text:date>, <text:time>12:36:4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29T12:36:40.09</dc:date>
    <meta:editing-duration>P69DT16H53M10S</meta:editing-duration>
    <meta:editing-cycles>269</meta:editing-cycles>
    <meta:generator>OpenOffice/4.1.1$Win32 OpenOffice.org_project/411m6$Build-9775</meta:generator>
    <meta:document-statistic meta:table-count="9" meta:cell-count="5797" meta:object-count="0"/>
  </office:meta>
</office:document-meta>
</file>